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dugi" svg:font-family="Gadug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Gadugi" fo:font-size="15pt" style:font-size-asian="15pt" style:font-size-complex="15pt"/>
    </style:style>
    <style:style style:name="P2" style:family="paragraph" style:parent-style-name="Standard">
      <style:text-properties style:font-name="Gadugi"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ading spinner de 1 à 3 secondes</text:p>
      <text:p text:style-name="P1">index.html</text:p>
      <text:p text:style-name="P1">Header------------------------------------------------------------------------</text:p>
      <text:p text:style-name="P1"><text:tab/>logo ohmyfood SANS flèche</text:p>
      <text:p text:style-name="P1">page_d'accueil----------------------------------------------------------------</text:p>
      <text:p text:style-name="P1"><text:tab/>section_introduction</text:p>
      <text:p text:style-name="P1"><text:tab/>section-restaurants (clic de chaque restau vers page_menu_restau)</text:p>
      <text:p text:style-name="P1"><text:tab/>footer</text:p>
      <text:p text:style-name="P1"/>
      <text:p text:style-name="P1">restau1.html</text:p>
      <text:p text:style-name="P1"><text:tab/>header_menu (icône flèche avec clic vers Header + logo ohmyfood)</text:p>
      <text:p text:style-name="P1"><text:tab/>photo_restau1</text:p>
      <text:p text:style-name="P1"><text:tab/>section_menu</text:p>
      <text:p text:style-name="P1"><text:tab/>footer</text:p>
      <text:p text:style-name="P1"/>
      <text:p text:style-name="P1">restau2.html</text:p>
      <text:p text:style-name="P1"><text:tab/>header_menu (icône flèche + logo ohmyfood)</text:p>
      <text:p text:style-name="P1"><text:tab/>photo_restau2</text:p>
      <text:p text:style-name="P1"><text:tab/>section_menu</text:p>
      <text:p text:style-name="P1"><text:tab/>footer</text:p>
      <text:p text:style-name="P1"/>
      <text:p text:style-name="P1">restau3.html</text:p>
      <text:p text:style-name="P1"><text:tab/>header_menu (icône flèche + logo ohmyfood)</text:p>
      <text:p text:style-name="P1"><text:tab/>photo_restau3</text:p>
      <text:p text:style-name="P1"><text:tab/>section_menu</text:p>
      <text:p text:style-name="P1"><text:tab/>footer</text:p>
      <text:p text:style-name="P1"/>
      <text:p text:style-name="P1">restau4.html</text:p>
      <text:p text:style-name="P1"><text:tab/>header_menu (icône flèche + logo ohmyfood)</text:p>
      <text:p text:style-name="P1"><text:tab/>photo_restau4</text:p>
      <text:p text:style-name="P1"><text:tab/>section_menu</text:p>
      <text:p text:style-name="P1"><text:tab/>footer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dugi" svg:font-family="Gadug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elle DOMENGES</meta:initial-creator>
    <meta:creation-date>2022-02-28T10:32:23.43</meta:creation-date>
    <meta:generator>OpenOffice/4.1.7$Win32 OpenOffice.org_project/417m1$Build-9800</meta:generator>
    <dc:date>2022-03-03T19:20:18.38</dc:date>
    <dc:creator>Marielle DOMENGES</dc:creator>
    <meta:editing-duration>P1DT21H49M1S</meta:editing-duration>
    <meta:editing-cycles>2</meta:editing-cycles>
    <meta:document-statistic meta:table-count="0" meta:image-count="0" meta:object-count="0" meta:page-count="1" meta:paragraph-count="28" meta:word-count="67" meta:character-count="697"/>
  </office:meta>
</office:document-meta>
</file>